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start" style:justify-single-word="false"/>
      <style:text-properties officeooo:rsid="000991ac" officeooo:paragraph-rsid="000991ac"/>
    </style:style>
    <style:style style:name="P3" style:family="paragraph" style:parent-style-name="Preformatted_20_Text">
      <style:paragraph-properties fo:text-align="start" style:justify-single-word="false"/>
      <style:text-properties officeooo:rsid="000aa1c7" officeooo:paragraph-rsid="000aa1c7"/>
    </style:style>
    <style:style style:name="P4" style:family="paragraph" style:parent-style-name="Preformatted_20_Text">
      <style:paragraph-properties fo:text-align="start" style:justify-single-word="false"/>
      <style:text-properties style:text-underline-style="solid" style:text-underline-width="auto" style:text-underline-color="font-color" officeooo:rsid="000991ac" officeooo:paragraph-rsid="000991ac"/>
    </style:style>
    <style:style style:name="P5" style:family="paragraph" style:parent-style-name="Preformatted_20_Text">
      <style:paragraph-properties fo:text-align="start" style:justify-single-word="false"/>
      <style:text-properties style:text-underline-style="solid" style:text-underline-width="auto" style:text-underline-color="font-color" officeooo:rsid="000aa1c7" officeooo:paragraph-rsid="000aa1c7"/>
    </style:style>
    <style:style style:name="P6" style:family="paragraph" style:parent-style-name="Preformatted_20_Text">
      <style:paragraph-properties fo:text-align="start" style:justify-single-word="false"/>
      <style:text-properties style:text-underline-style="solid" style:text-underline-width="auto" style:text-underline-color="font-color" officeooo:rsid="000ad457" officeooo:paragraph-rsid="000ad457"/>
    </style:style>
    <style:style style:name="P7" style:family="paragraph" style:parent-style-name="Preformatted_20_Text">
      <style:paragraph-properties fo:text-align="start" style:justify-single-word="false"/>
      <style:text-properties style:text-underline-style="none" officeooo:rsid="000aa1c7" officeooo:paragraph-rsid="000aa1c7"/>
    </style:style>
    <style:style style:name="P8" style:family="paragraph" style:parent-style-name="Preformatted_20_Text">
      <style:paragraph-properties fo:text-align="start" style:justify-single-word="false"/>
      <style:text-properties style:text-underline-style="none" officeooo:rsid="000ad457" officeooo:paragraph-rsid="000ad457"/>
    </style:style>
    <style:style style:name="T1" style:family="text">
      <style:text-properties officeooo:rsid="000991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orking with Text-</text:span></text:p>
      <text:p text:style-name="P2"/>
      <text:p text:style-name="P2">Introduction</text:p>
      <text:p text:style-name="P2"/>
      <text:p text:style-name="P2">Most content on the web is text-based, </text:p>
      <text:p text:style-name="P2">so you will find yourself needing to work with HTML text elements quite a bit. In this lesson, we will learn about the text-based elements you are likely to use the most. </text:p>
      <text:p text:style-name="P2"/>
      <text:p text:style-name="P2">Lesson Overview</text:p>
      <text:p text:style-name="P2"/>
      <text:p text:style-name="P2">This section contains a general overview of topics you will learn in this lesson: </text:p>
      <text:p text:style-name="P2"/>
      <text:p text:style-name="P2">-How to create paragraphs</text:p>
      <text:p text:style-name="P2">-How to create headings</text:p>
      <text:p text:style-name="P2">-How to create bold text </text:p>
      <text:p text:style-name="P2">-How to create italicized text</text:p>
      <text:p text:style-name="P2">-The relationships between nested elements</text:p>
      <text:p text:style-name="P2">-How to create HTML comments</text:p>
      <text:p text:style-name="P2"/>
      <text:p text:style-name="P4">Paragraphs</text:p>
      <text:p text:style-name="P2"/>
      <text:p text:style-name="P2">A paragraph element is defined by wrapping text content with a &lt;p&gt; tag.</text:p>
      <text:p text:style-name="P2"/>
      <text:p text:style-name="P4">Headings</text:p>
      <text:p text:style-name="P2"/>
      <text:p text:style-name="P2">Headings are different from other HTML text elements: they are displayed larger and bolder than other text to signify that they are headings. </text:p>
      <text:p text:style-name="P2"/>
      <text:p text:style-name="P2">There are 6 different levels &lt;h1&gt; to &lt;h6&gt;. The largest and most important heading is h1, the smallest heading is h6. Headings are defined much like paragraphs. For example, to create an h1 heading, we wrap our content in an &lt;h1&gt; tag: </text:p>
      <text:p text:style-name="P2"/>
      <text:p text:style-name="P2">&lt;h1&gt;This is an h1 heading!&lt;/h1&gt;</text:p>
      <text:p text:style-name="P2"/>
      <text:p text:style-name="P3">Using the correct level of heading is important as levels provide a hierarchy to the content. </text:p>
      <text:p text:style-name="P3"/>
      <text:p text:style-name="P5">Strong Element</text:p>
      <text:p text:style-name="P3"/>
      <text:p text:style-name="P3">The &lt;strong&gt; element makes text bold. It also semantically marks text as important; this affects tools, like screen readers that users with visual impairments rely on. The tone of voice on some screen readers will change to communicate the importance of the text within a strong tag. To define a strong element, we, like with &lt;p&gt; and &lt;h1&gt;, wrap the text in a &lt;strong&gt; tag:</text:p>
      <text:p text:style-name="P3"/>
      <text:p text:style-name="P3">&lt;p&gt;The word &lt;strong&gt;bold &lt;/strong&gt;will be in bold.&lt;/p&gt;</text:p>
      <text:p text:style-name="P3"/>
      <text:p text:style-name="P5">Em Element</text:p>
      <text:p text:style-name="P3"/>
      <text:p text:style-name="P7">The &lt;em&gt; element, for emphasis, makes text italic. It also semantically places emphasis on the text, like the strong element, can affect screen readers. To define, text content is wrapped in the &lt;em&gt; tag.</text:p>
      <text:p text:style-name="P7"/>
      <text:p text:style-name="P6">Nesting and Indentation</text:p>
      <text:p text:style-name="P6"/>
      <text:p text:style-name="P8">When we nest elements within other elements, we create a parent-child relationship between them. For example, &lt;html&gt; is parent to &lt;body&gt; is parent to &lt;p&gt; </text:p>
      <text:p text:style-name="P8"/>
      <text:p text:style-name="P8"><text:soft-page-break/>We use indentation to make the level of nesting clear and readable for ourselves and others. </text:p>
      <text:p text:style-name="P8"/>
      <text:p text:style-name="P8">The parent, child, and sibling relationships between elements will become much more important when we start styling our HTML with CSS and adding behavior with JavaScript. For now, just realize it is important. </text:p>
      <text:p text:style-name="P8"/>
      <text:p text:style-name="P6">HTML Comments</text:p>
      <text:p text:style-name="P6"/>
      <text:p text:style-name="P8">HTML comments are not visible to the browser; they allow us to comment on our code so we can get context about what might not be clear from first look. </text:p>
      <text:p text:style-name="P8"/>
      <text:p text:style-name="P8">An HTML comment is of the form:</text:p>
      <text:p text:style-name="P8"/>
      <text:p text:style-name="P8"><text:s/>&lt;!-- Comment --&gt; </text:p>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7-17T21:44:01.596943500</dc:date>
    <meta:editing-duration>PT10M16S</meta:editing-duration>
    <meta:editing-cycles>1</meta:editing-cycles>
    <meta:generator>LibreOffice/7.3.7.2$Linux_X86_64 LibreOffice_project/30$Build-2</meta:generator>
    <meta:document-statistic meta:table-count="0" meta:image-count="0" meta:object-count="0" meta:page-count="2" meta:paragraph-count="32" meta:word-count="418" meta:character-count="2449" meta:non-whitespace-character-count="2051"/>
  </office:meta>
</office:document-meta>
</file>